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e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of Four</text:p>
          </table:table-cell>
          <table:table-cell office:value-type="string" calcext:value-type="string">
            <text:p>https://leetcode.com/problems/power-of-fou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1]/[.E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tract Product and Sum of Digits of a Number</text:p>
          </table:table-cell>
          <table:table-cell office:value-type="string" calcext:value-type="string">
            <text:p>https://leetcode.com/problems/subtract-the-product-and-sum-of-digits-of-an-integ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]/[.E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Two String Array are Equivalent</text:p>
          </table:table-cell>
          <table:table-cell office:value-type="string" calcext:value-type="string">
            <text:p>https://leetcode.com/problems/check-if-two-string-arrays-are-equivalent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um Nesting Depth of the Parentheses</text:p>
          </table:table-cell>
          <table:table-cell office:value-type="string" calcext:value-type="string">
            <text:p>https://leetcode.com/problems/maximum-nesting-depth-of-the-parenthes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]/[.E7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ert Binary Number in a Linked List to an Integer</text:p>
          </table:table-cell>
          <table:table-cell office:value-type="string" calcext:value-type="string">
            <text:p>https://leetcode.com/problems/convert-binary-number-in-a-linked-list-to-integ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5]/[.E7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st Subarray Length K</text:p>
          </table:table-cell>
          <table:table-cell office:value-type="string" calcext:value-type="string">
            <text:p>https://leetcode.com/problems/largest-subarray-length-k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6]/[.E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gree of an Array</text:p>
          </table:table-cell>
          <table:table-cell office:value-type="string" calcext:value-type="string">
            <text:p>https://leetcode.com/problems/degree-of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77]/[.E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 Perfect Square</text:p>
          </table:table-cell>
          <table:table-cell office:value-type="string" calcext:value-type="string">
            <text:p>https://leetcode.com/problems/valid-perfect-squar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8]/[.E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OR Operation in an Array</text:p>
          </table:table-cell>
          <table:table-cell office:value-type="string" calcext:value-type="string">
            <text:p>https://leetcode.com/problems/xor-operation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9]/[.E7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termine if String halves are alike</text:p>
          </table:table-cell>
          <table:table-cell office:value-type="string" calcext:value-type="string">
            <text:p>https://leetcode.com/problems/determine-if-string-halves-are-alik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80]/[.E80]" office:value-type="float" office:value="4" calcext:value-type="float">
            <text:p>4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23:49:18.207637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5:40:18.983286775</meta:creation-date>
    <dc:date>2021-02-02T23:49:53.065436647</dc:date>
    <meta:editing-duration>P3DT8H36M30S</meta:editing-duration>
    <meta:editing-cycles>133</meta:editing-cycles>
    <meta:generator>LibreOffice/6.4.6.2$Linux_X86_64 LibreOffice_project/40$Build-2</meta:generator>
    <meta:document-statistic meta:table-count="1" meta:cell-count="600" meta:object-count="0"/>
  </office:meta>
</office:document-meta>
</file>